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35in" fo:break-before="auto" style:use-optimal-row-height="fals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eAnalysisFunction1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Heap Sort Analysis</text:p>
          </table:table-cell>
          <table:table-cell table:style-name="ce2" table:number-columns-repeated="5"/>
          <table:table-cell table:style-name="ce6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624">
            <text:p>624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865">
            <text:p>865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1092">
            <text:p>1092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C0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float" office:value="935.542">
            <text:p>935.542</text:p>
          </table:table-cell>
          <table:table-cell table:style-name="ce3" office:value-type="float" office:value="-37.9613">
            <text:p>-37.9613</text:p>
          </table:table-cell>
          <table:table-cell table:style-name="ce4" office:value-type="float" office:value="0.00000326928">
            <text:p>3.27E-006</text:p>
          </table:table-cell>
          <table:table-cell table:style-name="ce4" office:value-type="float" office:value="-0.0000000666712">
            <text:p>-6.67E-008</text:p>
          </table:table-cell>
          <table:table-cell table:style-name="ce4" office:value-type="float" office:value="1.63798E-017">
            <text:p>1.64E-017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7"/>
          <table:table-cell table:style-name="ce5"/>
          <table:table-cell table:number-columns-repeated="1014"/>
        </table:table-row>
        <table:table-row table:style-name="ro1">
          <table:table-cell table:formula="of:=SUM([.B20:.F20])" office:value-type="float" office:value="76.6145801725353">
            <text:p>76.6145801725</text:p>
          </table:table-cell>
          <table:table-cell table:formula="of:=+[.B$18]*[.B9]" office:value-type="float" office:value="935.542">
            <text:p>935.542</text:p>
          </table:table-cell>
          <table:table-cell table:formula="of:=+[.C$18]*[.C9]" office:value-type="float" office:value="-1008.83767190758">
            <text:p>-1008.8376719076</text:p>
          </table:table-cell>
          <table:table-cell table:formula="of:=+[.D$18]*[.D9]" office:value-type="float" office:value="326.928">
            <text:p>326.928</text:p>
          </table:table-cell>
          <table:table-cell table:formula="of:=+[.E$18]*[.E9]" office:value-type="float" office:value="-177.181545919883">
            <text:p>-177.1815459199</text:p>
          </table:table-cell>
          <table:table-cell table:formula="of:=+[.F$18]*[.F9]" office:value-type="float" office:value="0.163798">
            <text:p>0.163798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1:.F21])" office:value-type="float" office:value="175.556888252652">
            <text:p>175.5568882527</text:p>
          </table:table-cell>
          <table:table-cell table:formula="of:=+[.B$18]*[.B10]" office:value-type="float" office:value="935.542">
            <text:p>935.542</text:p>
          </table:table-cell>
          <table:table-cell table:formula="of:=+[.C$18]*[.C10]" office:value-type="float" office:value="-1046.79897190758">
            <text:p>-1046.7989719076</text:p>
          </table:table-cell>
          <table:table-cell table:formula="of:=+[.D$18]*[.D10]" office:value-type="float" office:value="653.856">
            <text:p>653.856</text:p>
          </table:table-cell>
          <table:table-cell table:formula="of:=+[.E$18]*[.E10]" office:value-type="float" office:value="-367.697331839767">
            <text:p>-367.6973318398</text:p>
          </table:table-cell>
          <table:table-cell table:formula="of:=+[.F$18]*[.F10]" office:value-type="float" office:value="0.655192">
            <text:p>0.655192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2:.F22])" office:value-type="float" office:value="399.051352412885">
            <text:p>399.0513524129</text:p>
          </table:table-cell>
          <table:table-cell table:formula="of:=+[.B$18]*[.B11]" office:value-type="float" office:value="935.542">
            <text:p>935.542</text:p>
          </table:table-cell>
          <table:table-cell table:formula="of:=+[.C$18]*[.C11]" office:value-type="float" office:value="-1084.76027190758">
            <text:p>-1084.7602719076</text:p>
          </table:table-cell>
          <table:table-cell table:formula="of:=+[.D$18]*[.D11]" office:value-type="float" office:value="1307.712">
            <text:p>1307.712</text:p>
          </table:table-cell>
          <table:table-cell table:formula="of:=+[.E$18]*[.E11]" office:value-type="float" office:value="-762.063143679534">
            <text:p>-762.0631436795</text:p>
          </table:table-cell>
          <table:table-cell table:formula="of:=+[.F$18]*[.F11]" office:value-type="float" office:value="2.620768">
            <text:p>2.620768</text:p>
          </table:table-cell>
          <table:table-cell table:number-columns-repeated="1016"/>
        </table:table-row>
        <table:table-row table:style-name="ro1">
          <table:table-cell table:formula="of:=SUM([.B23:.F23])" office:value-type="float" office:value="629.545712467644">
            <text:p>629.5457124676</text:p>
          </table:table-cell>
          <table:table-cell table:formula="of:=+[.B$18]*[.B12]" office:value-type="float" office:value="935.542">
            <text:p>935.542</text:p>
          </table:table-cell>
          <table:table-cell table:formula="of:=+[.C$18]*[.C12]" office:value-type="float" office:value="-1106.96620888621">
            <text:p>-1106.9662088862</text:p>
          </table:table-cell>
          <table:table-cell table:formula="of:=+[.D$18]*[.D12]" office:value-type="float" office:value="1961.568">
            <text:p>1961.568</text:p>
          </table:table-cell>
          <table:table-cell table:formula="of:=+[.E$18]*[.E12]" office:value-type="float" office:value="-1166.49480664615">
            <text:p>-1166.4948066462</text:p>
          </table:table-cell>
          <table:table-cell table:formula="of:=+[.F$18]*[.F12]" office:value-type="float" office:value="5.896728">
            <text:p>5.896728</text:p>
          </table:table-cell>
          <table:table-cell table:number-columns-repeated="1016"/>
        </table:table-row>
        <table:table-row table:style-name="ro1">
          <table:table-cell table:formula="of:=SUM([.B24:.F24])" office:value-type="float" office:value="861.264252733352">
            <text:p>861.2642527334</text:p>
          </table:table-cell>
          <table:table-cell table:formula="of:=+[.B$18]*[.B13]" office:value-type="float" office:value="935.542">
            <text:p>935.542</text:p>
          </table:table-cell>
          <table:table-cell table:formula="of:=+[.C$18]*[.C13]" office:value-type="float" office:value="-1122.72157190758">
            <text:p>-1122.7215719076</text:p>
          </table:table-cell>
          <table:table-cell table:formula="of:=+[.D$18]*[.D13]" office:value-type="float" office:value="2615.424">
            <text:p>2615.424</text:p>
          </table:table-cell>
          <table:table-cell table:formula="of:=+[.E$18]*[.E13]" office:value-type="float" office:value="-1577.46324735907">
            <text:p>-1577.4632473591</text:p>
          </table:table-cell>
          <table:table-cell table:formula="of:=+[.F$18]*[.F13]" office:value-type="float" office:value="10.483072">
            <text:p>10.483072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1092.96702750528">
            <text:p>1092.9670275053</text:p>
          </table:table-cell>
          <table:table-cell table:formula="of:=+[.B$18]*[.B14]" office:value-type="float" office:value="935.542">
            <text:p>935.542</text:p>
          </table:table-cell>
          <table:table-cell table:formula="of:=+[.C$18]*[.C14]" office:value-type="float" office:value="-1134.94238089603">
            <text:p>-1134.942380896</text:p>
          </table:table-cell>
          <table:table-cell table:formula="of:=+[.D$18]*[.D14]" office:value-type="float" office:value="3269.28">
            <text:p>3269.28</text:p>
          </table:table-cell>
          <table:table-cell table:formula="of:=+[.E$18]*[.E14]" office:value-type="float" office:value="-1993.29239159869">
            <text:p>-1993.2923915987</text:p>
          </table:table-cell>
          <table:table-cell table:formula="of:=+[.F$18]*[.F14]" office:value-type="float" office:value="16.3798">
            <text:p>16.3798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2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Heap Sort Analysis</text:p>
          </table:table-cell>
          <table:table-cell table:style-name="ce2" table:number-columns-repeated="5"/>
          <table:table-cell table:style-name="ce6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624">
            <text:p>624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865">
            <text:p>865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1092">
            <text:p>1092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/>
          <table:table-cell table:style-name="ce3" office:value-type="string">
            <text:p>C0</text:p>
          </table:table-cell>
          <table:table-cell table:style-name="ce3"/>
          <table:table-cell table:style-name="ce3" office:value-type="string">
            <text:p>C2</text:p>
          </table:table-cell>
          <table:table-cell table:style-name="ce3"/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float" office:value="-34.951">
            <text:p>-34.951</text:p>
          </table:table-cell>
          <table:table-cell table:style-name="ce3"/>
          <table:table-cell table:style-name="ce4" office:value-type="float" office:value="0.0000010647">
            <text:p>1.06E-006</text:p>
          </table:table-cell>
          <table:table-cell table:style-name="ce4"/>
          <table:table-cell table:style-name="ce5" office:value-type="float" office:value="6.522E-017">
            <text:p>6.52E-017</text:p>
          </table:table-cell>
          <table:table-cell table:style-name="ce3"/>
          <table:table-cell table:style-name="ce4"/>
          <table:table-cell table:style-name="ce3"/>
          <table:table-cell table:style-name="ce7" table:number-columns-repeated="1013"/>
        </table:table-row>
        <table:table-row table:style-name="ro1">
          <table:table-cell table:number-columns-repeated="7"/>
          <table:table-cell table:style-name="ce5"/>
          <table:table-cell table:number-columns-repeated="1014"/>
        </table:table-row>
        <table:table-row table:style-name="ro1">
          <table:table-cell table:formula="of:=SUM([.B20:.F20])" office:value-type="float" office:value="72.1712">
            <text:p>72.1712</text:p>
          </table:table-cell>
          <table:table-cell table:formula="of:=+[.B$18]*[.B9]" office:value-type="float" office:value="-34.951">
            <text:p>-34.951</text:p>
          </table:table-cell>
          <table:table-cell/>
          <table:table-cell table:formula="of:=+[.D$18]*[.D9]" office:value-type="float" office:value="106.47">
            <text:p>106.47</text:p>
          </table:table-cell>
          <table:table-cell/>
          <table:table-cell table:formula="of:=+[.F$18]*[.F9]" office:value-type="float" office:value="0.6522">
            <text:p>0.6522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1:.F21])" office:value-type="float" office:value="180.5978">
            <text:p>180.5978</text:p>
          </table:table-cell>
          <table:table-cell table:formula="of:=+[.B$18]*[.B10]" office:value-type="float" office:value="-34.951">
            <text:p>-34.951</text:p>
          </table:table-cell>
          <table:table-cell/>
          <table:table-cell table:formula="of:=+[.D$18]*[.D10]" office:value-type="float" office:value="212.94">
            <text:p>212.94</text:p>
          </table:table-cell>
          <table:table-cell/>
          <table:table-cell table:formula="of:=+[.F$18]*[.F10]" office:value-type="float" office:value="2.6088">
            <text:p>2.6088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2:.F22])" office:value-type="float" office:value="401.3642">
            <text:p>401.3642</text:p>
          </table:table-cell>
          <table:table-cell table:formula="of:=+[.B$18]*[.B11]" office:value-type="float" office:value="-34.951">
            <text:p>-34.951</text:p>
          </table:table-cell>
          <table:table-cell/>
          <table:table-cell table:formula="of:=+[.D$18]*[.D11]" office:value-type="float" office:value="425.88">
            <text:p>425.88</text:p>
          </table:table-cell>
          <table:table-cell/>
          <table:table-cell table:formula="of:=+[.F$18]*[.F11]" office:value-type="float" office:value="10.4352">
            <text:p>10.4352</text:p>
          </table:table-cell>
          <table:table-cell table:number-columns-repeated="1016"/>
        </table:table-row>
        <table:table-row table:style-name="ro1">
          <table:table-cell table:formula="of:=SUM([.B23:.F23])" office:value-type="float" office:value="627.3482">
            <text:p>627.3482</text:p>
          </table:table-cell>
          <table:table-cell table:formula="of:=+[.B$18]*[.B12]" office:value-type="float" office:value="-34.951">
            <text:p>-34.951</text:p>
          </table:table-cell>
          <table:table-cell/>
          <table:table-cell table:formula="of:=+[.D$18]*[.D12]" office:value-type="float" office:value="638.82">
            <text:p>638.82</text:p>
          </table:table-cell>
          <table:table-cell/>
          <table:table-cell table:formula="of:=+[.F$18]*[.F12]" office:value-type="float" office:value="23.4792">
            <text:p>23.4792</text:p>
          </table:table-cell>
          <table:table-cell table:number-columns-repeated="1016"/>
        </table:table-row>
        <table:table-row table:style-name="ro1">
          <table:table-cell table:formula="of:=SUM([.B24:.F24])" office:value-type="float" office:value="858.5498">
            <text:p>858.5498</text:p>
          </table:table-cell>
          <table:table-cell table:formula="of:=+[.B$18]*[.B13]" office:value-type="float" office:value="-34.951">
            <text:p>-34.951</text:p>
          </table:table-cell>
          <table:table-cell/>
          <table:table-cell table:formula="of:=+[.D$18]*[.D13]" office:value-type="float" office:value="851.76">
            <text:p>851.76</text:p>
          </table:table-cell>
          <table:table-cell/>
          <table:table-cell table:formula="of:=+[.F$18]*[.F13]" office:value-type="float" office:value="41.7408">
            <text:p>41.7408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1094.969">
            <text:p>1094.969</text:p>
          </table:table-cell>
          <table:table-cell table:formula="of:=+[.B$18]*[.B14]" office:value-type="float" office:value="-34.951">
            <text:p>-34.951</text:p>
          </table:table-cell>
          <table:table-cell/>
          <table:table-cell table:formula="of:=+[.D$18]*[.D14]" office:value-type="float" office:value="1064.7">
            <text:p>1064.7</text:p>
          </table:table-cell>
          <table:table-cell/>
          <table:table-cell table:formula="of:=+[.F$18]*[.F14]" office:value-type="float" office:value="65.22">
            <text:p>65.22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2_2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table:number-columns-repeated="3"/>
          <table:table-cell table:style-name="ce2" office:value-type="string">
            <text:p>Heap Sort Analysis</text:p>
          </table:table-cell>
          <table:table-cell table:style-name="ce2" table:number-columns-repeated="5"/>
          <table:table-cell table:style-name="ce6" table:number-columns-repeated="1013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6"/>
        </table:table-row>
        <table:table-row table:style-name="ro1">
          <table:table-cell office:value-type="float" office:value="174">
            <text:p>174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6"/>
        </table:table-row>
        <table:table-row table:style-name="ro1">
          <table:table-cell office:value-type="float" office:value="403">
            <text:p>40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6"/>
        </table:table-row>
        <table:table-row table:style-name="ro1">
          <table:table-cell office:value-type="float" office:value="624">
            <text:p>624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6"/>
        </table:table-row>
        <table:table-row table:style-name="ro1">
          <table:table-cell office:value-type="float" office:value="865">
            <text:p>865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6"/>
        </table:table-row>
        <table:table-row table:style-name="ro1">
          <table:table-cell office:value-type="float" office:value="1092">
            <text:p>1092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3" table:number-columns-repeated="3"/>
          <table:table-cell table:style-name="ce3" office:value-type="string">
            <text:p>C2</text:p>
          </table:table-cell>
          <table:table-cell table:style-name="ce3"/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 office:value-type="float" office:value="0.000000924499">
            <text:p>9.24E-007</text:p>
          </table:table-cell>
          <table:table-cell table:style-name="ce4"/>
          <table:table-cell table:style-name="ce5" office:value-type="float" office:value="1.771E-016">
            <text:p>1.77E-016</text:p>
          </table:table-cell>
          <table:table-cell table:style-name="ce3"/>
          <table:table-cell table:style-name="ce4"/>
          <table:table-cell table:style-name="ce3"/>
          <table:table-cell table:style-name="ce7" table:number-columns-repeated="1013"/>
        </table:table-row>
        <table:table-row table:style-name="ro1">
          <table:table-cell table:number-columns-repeated="7"/>
          <table:table-cell table:style-name="ce5"/>
          <table:table-cell table:number-columns-repeated="1014"/>
        </table:table-row>
        <table:table-row table:style-name="ro1">
          <table:table-cell table:formula="of:=SUM([.B20:.F20])" office:value-type="float" office:value="94.2209">
            <text:p>94.2209</text:p>
          </table:table-cell>
          <table:table-cell table:number-columns-repeated="2"/>
          <table:table-cell table:formula="of:=+[.D$18]*[.D9]" office:value-type="float" office:value="92.4499">
            <text:p>92.4499</text:p>
          </table:table-cell>
          <table:table-cell/>
          <table:table-cell table:formula="of:=+[.F$18]*[.F9]" office:value-type="float" office:value="1.771">
            <text:p>1.771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1:.F21])" office:value-type="float" office:value="191.9838">
            <text:p>191.9838</text:p>
          </table:table-cell>
          <table:table-cell table:number-columns-repeated="2"/>
          <table:table-cell table:formula="of:=+[.D$18]*[.D10]" office:value-type="float" office:value="184.8998">
            <text:p>184.8998</text:p>
          </table:table-cell>
          <table:table-cell/>
          <table:table-cell table:formula="of:=+[.F$18]*[.F10]" office:value-type="float" office:value="7.084">
            <text:p>7.084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 table:formula="of:=SUM([.B22:.F22])" office:value-type="float" office:value="398.1356">
            <text:p>398.1356</text:p>
          </table:table-cell>
          <table:table-cell table:number-columns-repeated="2"/>
          <table:table-cell table:formula="of:=+[.D$18]*[.D11]" office:value-type="float" office:value="369.7996">
            <text:p>369.7996</text:p>
          </table:table-cell>
          <table:table-cell/>
          <table:table-cell table:formula="of:=+[.F$18]*[.F11]" office:value-type="float" office:value="28.336">
            <text:p>28.336</text:p>
          </table:table-cell>
          <table:table-cell table:number-columns-repeated="1016"/>
        </table:table-row>
        <table:table-row table:style-name="ro1">
          <table:table-cell table:formula="of:=SUM([.B23:.F23])" office:value-type="float" office:value="618.4554">
            <text:p>618.4554</text:p>
          </table:table-cell>
          <table:table-cell table:number-columns-repeated="2"/>
          <table:table-cell table:formula="of:=+[.D$18]*[.D12]" office:value-type="float" office:value="554.6994">
            <text:p>554.6994</text:p>
          </table:table-cell>
          <table:table-cell/>
          <table:table-cell table:formula="of:=+[.F$18]*[.F12]" office:value-type="float" office:value="63.756">
            <text:p>63.756</text:p>
          </table:table-cell>
          <table:table-cell table:number-columns-repeated="1016"/>
        </table:table-row>
        <table:table-row table:style-name="ro1">
          <table:table-cell table:formula="of:=SUM([.B24:.F24])" office:value-type="float" office:value="852.9432">
            <text:p>852.9432</text:p>
          </table:table-cell>
          <table:table-cell table:number-columns-repeated="2"/>
          <table:table-cell table:formula="of:=+[.D$18]*[.D13]" office:value-type="float" office:value="739.5992">
            <text:p>739.5992</text:p>
          </table:table-cell>
          <table:table-cell/>
          <table:table-cell table:formula="of:=+[.F$18]*[.F13]" office:value-type="float" office:value="113.344">
            <text:p>113.344</text:p>
          </table:table-cell>
          <table:table-cell table:number-columns-repeated="1016"/>
        </table:table-row>
        <table:table-row table:style-name="ro1">
          <table:table-cell table:formula="of:=SUM([.B25:.F25])" office:value-type="float" office:value="1101.599">
            <text:p>1101.599</text:p>
          </table:table-cell>
          <table:table-cell table:number-columns-repeated="2"/>
          <table:table-cell table:formula="of:=+[.D$18]*[.D14]" office:value-type="float" office:value="924.499">
            <text:p>924.499</text:p>
          </table:table-cell>
          <table:table-cell/>
          <table:table-cell table:formula="of:=+[.F$18]*[.F14]" office:value-type="float" office:value="177.1">
            <text:p>177.1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imeAnalysisFunction3" table:style-name="ta1" table:print="false">
        <table:table-column table:style-name="co3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Heap Sort Analysis</text:p>
          </table:table-cell>
          <table:table-cell table:style-name="ce2" table:number-columns-repeated="5"/>
          <table:table-cell table:style-name="ce6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7">
            <text:p>77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8"/>
        </table:table-row>
        <table:table-row table:style-name="ro1">
          <table:table-cell office:value-type="float" office:value="403">
            <text:p>40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8"/>
        </table:table-row>
        <table:table-row table:style-name="ro1">
          <table:table-cell office:value-type="float" office:value="624">
            <text:p>624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8"/>
        </table:table-row>
        <table:table-row table:style-name="ro1">
          <table:table-cell office:value-type="float" office:value="865">
            <text:p>865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8"/>
        </table:table-row>
        <table:table-row table:style-name="ro1">
          <table:table-cell office:value-type="float" office:value="1092">
            <text:p>1092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>
            <text:p>C2</text:p>
          </table:table-cell>
          <table:table-cell table:style-name="ce3"/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 office:value-type="float" office:value="0.000000924499">
            <text:p>9.24E-007</text:p>
          </table:table-cell>
          <table:table-cell table:style-name="ce4"/>
          <table:table-cell table:style-name="ce5" office:value-type="float" office:value="1.771E-016">
            <text:p>1.77E-016</text:p>
          </table:table-cell>
          <table:table-cell table:style-name="ce3"/>
          <table:table-cell table:style-name="ce4"/>
          <table:table-cell table:style-name="ce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formula="of:=SUM([.B20:.F20])" office:value-type="float" office:value="94.2209">
            <text:p>94.2209</text:p>
          </table:table-cell>
          <table:table-cell table:number-columns-repeated="2"/>
          <table:table-cell table:formula="of:=+[.D$18]*[.D9]" office:value-type="float" office:value="92.4499">
            <text:p>92.4499</text:p>
          </table:table-cell>
          <table:table-cell/>
          <table:table-cell table:formula="of:=+[.F$18]*[.F9]" office:value-type="float" office:value="1.771">
            <text:p>1.771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formula="of:=SUM([.B21:.F21])" office:value-type="float" office:value="191.9838">
            <text:p>191.9838</text:p>
          </table:table-cell>
          <table:table-cell table:number-columns-repeated="2"/>
          <table:table-cell table:formula="of:=+[.D$18]*[.D10]" office:value-type="float" office:value="184.8998">
            <text:p>184.8998</text:p>
          </table:table-cell>
          <table:table-cell/>
          <table:table-cell table:formula="of:=+[.F$18]*[.F10]" office:value-type="float" office:value="7.084">
            <text:p>7.084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formula="of:=SUM([.B22:.F22])" office:value-type="float" office:value="398.1356">
            <text:p>398.1356</text:p>
          </table:table-cell>
          <table:table-cell table:number-columns-repeated="2"/>
          <table:table-cell table:formula="of:=+[.D$18]*[.D11]" office:value-type="float" office:value="369.7996">
            <text:p>369.7996</text:p>
          </table:table-cell>
          <table:table-cell/>
          <table:table-cell table:formula="of:=+[.F$18]*[.F11]" office:value-type="float" office:value="28.336">
            <text:p>28.336</text:p>
          </table:table-cell>
          <table:table-cell table:number-columns-repeated="1018"/>
        </table:table-row>
        <table:table-row table:style-name="ro1">
          <table:table-cell table:formula="of:=SUM([.B23:.F23])" office:value-type="float" office:value="618.4554">
            <text:p>618.4554</text:p>
          </table:table-cell>
          <table:table-cell table:number-columns-repeated="2"/>
          <table:table-cell table:formula="of:=+[.D$18]*[.D12]" office:value-type="float" office:value="554.6994">
            <text:p>554.6994</text:p>
          </table:table-cell>
          <table:table-cell/>
          <table:table-cell table:formula="of:=+[.F$18]*[.F12]" office:value-type="float" office:value="63.756">
            <text:p>63.756</text:p>
          </table:table-cell>
          <table:table-cell table:number-columns-repeated="1018"/>
        </table:table-row>
        <table:table-row table:style-name="ro1">
          <table:table-cell table:formula="of:=SUM([.B24:.F24])" office:value-type="float" office:value="852.9432">
            <text:p>852.9432</text:p>
          </table:table-cell>
          <table:table-cell table:number-columns-repeated="2"/>
          <table:table-cell table:formula="of:=+[.D$18]*[.D13]" office:value-type="float" office:value="739.5992">
            <text:p>739.5992</text:p>
          </table:table-cell>
          <table:table-cell/>
          <table:table-cell table:formula="of:=+[.F$18]*[.F13]" office:value-type="float" office:value="113.344">
            <text:p>113.344</text:p>
          </table:table-cell>
          <table:table-cell table:number-columns-repeated="1018"/>
        </table:table-row>
        <table:table-row table:style-name="ro1">
          <table:table-cell table:formula="of:=SUM([.B25:.F25])" office:value-type="float" office:value="1101.599">
            <text:p>1101.599</text:p>
          </table:table-cell>
          <table:table-cell table:number-columns-repeated="2"/>
          <table:table-cell table:formula="of:=+[.D$18]*[.D14]" office:value-type="float" office:value="924.499">
            <text:p>924.499</text:p>
          </table:table-cell>
          <table:table-cell/>
          <table:table-cell table:formula="of:=+[.F$18]*[.F14]" office:value-type="float" office:value="177.1">
            <text:p>177.1</text:p>
          </table:table-cell>
          <table:table-cell table:number-columns-repeated="1018"/>
        </table:table-row>
        <table:table-row table:style-name="ro1">
          <table:table-cell>
            <draw:frame table:end-cell-address="TimeAnalysisFunction3.F46" table:end-x="0.8874in" table:end-y="0.0472in" draw:z-index="0" draw:style-name="gr1" draw:text-style-name="P1" svg:width="6.1012in" svg:height="3.5429in" svg:x="0.0094in" svg:y="0.0606in">
              <draw:object draw:notify-on-update-of-ranges="TimeAnalysisFunction3.B29:TimeAnalysisFunction3.B29 TimeAnalysisFunction3.A30:TimeAnalysisFunction3.A35 TimeAnalysisFunction3.B29:TimeAnalysisFunction3.B29 TimeAnalysisFunction3.B30:TimeAnalysisFunction3.B35 TimeAnalysisFunction3.A30:TimeAnalysisFunction3.A35 TimeAnalysisFunction3.C29:TimeAnalysisFunction3.C29 TimeAnalysisFunction3.C30:TimeAnalysisFunction3.C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8" table:number-columns-repeated="9"/>
          <table:table-cell table:style-name="ce12" table:number-columns-repeated="1015"/>
        </table:table-row>
        <table:table-row table:style-name="ro1">
          <table:table-cell table:style-name="ce9" office:value-type="string">
            <text:p>Data Rearrangement for Graph</text:p>
          </table:table-cell>
          <table:table-cell table:style-name="ce8" table:number-columns-repeated="8"/>
          <table:table-cell table:style-name="ce12" table:number-columns-repeated="1015"/>
        </table:table-row>
        <table:table-row table:style-name="ro1">
          <table:table-cell table:style-name="ce8"/>
          <table:table-cell table:style-name="ce8" office:value-type="string">
            <text:p>Simulation</text:p>
          </table:table-cell>
          <table:table-cell table:style-name="ce8" office:value-type="string">
            <text:p>N^2+N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100000000">
            <text:p>100000000</text:p>
          </table:table-cell>
          <table:table-cell office:value-type="float" office:value="77">
            <text:p>77</text:p>
          </table:table-cell>
          <table:table-cell table:style-name="ce10" office:value-type="float" office:value="94.2209">
            <text:p>94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200000000">
            <text:p>200000000</text:p>
          </table:table-cell>
          <table:table-cell office:value-type="float" office:value="174">
            <text:p>174</text:p>
          </table:table-cell>
          <table:table-cell table:style-name="ce10" office:value-type="float" office:value="191.9838">
            <text:p>192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400000000">
            <text:p>400000000</text:p>
          </table:table-cell>
          <table:table-cell office:value-type="float" office:value="403">
            <text:p>403</text:p>
          </table:table-cell>
          <table:table-cell table:style-name="ce10" office:value-type="float" office:value="398.1356">
            <text:p>398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600000000">
            <text:p>600000000</text:p>
          </table:table-cell>
          <table:table-cell office:value-type="float" office:value="624">
            <text:p>624</text:p>
          </table:table-cell>
          <table:table-cell table:style-name="ce10" office:value-type="float" office:value="618.4554">
            <text:p>618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office:value-type="float" office:value="800000000">
            <text:p>800000000</text:p>
          </table:table-cell>
          <table:table-cell office:value-type="float" office:value="865">
            <text:p>865</text:p>
          </table:table-cell>
          <table:table-cell table:style-name="ce10" office:value-type="float" office:value="852.9432">
            <text:p>853</text:p>
          </table:table-cell>
          <table:table-cell table:number-columns-repeated="1021"/>
        </table:table-row>
        <table:table-row table:style-name="ro1">
          <table:table-cell office:value-type="float" office:value="1000000000">
            <text:p>1000000000</text:p>
          </table:table-cell>
          <table:table-cell office:value-type="float" office:value="1092">
            <text:p>1092</text:p>
          </table:table-cell>
          <table:table-cell table:style-name="ce10" office:value-type="float" office:value="1101.599">
            <text:p>110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ce13"/>
          <table:table-cell table:number-columns-repeated="101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alAnalysisFunction" table:style-name="ta1" table:print="false"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2" office:value-type="string">
            <text:p>Heap Sort Analysis</text:p>
          </table:table-cell>
          <table:table-cell table:style-name="ce2" table:number-columns-repeated="5"/>
          <table:table-cell table:style-name="ce6" table:number-columns-repeated="1013"/>
          <table:table-cell table:number-columns-repeated="2"/>
        </table:table-row>
        <table:table-row table:style-name="ro1" table:number-rows-repeated="4">
          <table:table-cell table:style-name="ce3" table:number-columns-repeated="9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log2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log2N</text:p>
          </table:table-cell>
          <table:table-cell table:style-name="ce3" office:value-type="string">
            <text:p>N^2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1621">
            <text:p>191621</text:p>
          </table:table-cell>
          <table:table-cell table:formula="of:=[.D9]^0" office:value-type="float" office:value="1">
            <text:p>1</text:p>
          </table:table-cell>
          <table:table-cell table:formula="of:=LOG([.D9])/LOG(2)" office:value-type="float" office:value="26.5754247590989">
            <text:p>26.5754247591</text:p>
          </table:table-cell>
          <table:table-cell table:formula="of:=10^8" office:value-type="float" office:value="100000000">
            <text:p>100000000</text:p>
          </table:table-cell>
          <table:table-cell table:formula="of:=+[.D9]*[.C9]" office:value-type="float" office:value="2657542475.90989">
            <text:p>2657542475.90989</text:p>
          </table:table-cell>
          <table:table-cell table:formula="of:=[.D9]^2" office:value-type="float" office:value="1E+016">
            <text:p>10000000000000000</text:p>
          </table:table-cell>
          <table:table-cell table:number-columns-repeated="1018"/>
        </table:table-row>
        <table:table-row table:style-name="ro1">
          <table:table-cell office:value-type="float" office:value="424765">
            <text:p>424765</text:p>
          </table:table-cell>
          <table:table-cell table:formula="of:=[.D10]^0" office:value-type="float" office:value="1">
            <text:p>1</text:p>
          </table:table-cell>
          <table:table-cell table:formula="of:=LOG([.D10])/LOG(2)" office:value-type="float" office:value="27.5754247590989">
            <text:p>27.5754247591</text:p>
          </table:table-cell>
          <table:table-cell table:formula="of:=2*10^8" office:value-type="float" office:value="200000000">
            <text:p>200000000</text:p>
          </table:table-cell>
          <table:table-cell table:formula="of:=+[.D10]*[.C10]" office:value-type="float" office:value="5515084951.81978">
            <text:p>5515084951.81978</text:p>
          </table:table-cell>
          <table:table-cell table:formula="of:=[.D10]^2" office:value-type="float" office:value="4E+016">
            <text:p>40000000000000000</text:p>
          </table:table-cell>
          <table:table-cell table:number-columns-repeated="1018"/>
        </table:table-row>
        <table:table-row table:style-name="ro1">
          <table:table-cell office:value-type="float" office:value="932233">
            <text:p>932233</text:p>
          </table:table-cell>
          <table:table-cell table:formula="of:=[.D11]^0" office:value-type="float" office:value="1">
            <text:p>1</text:p>
          </table:table-cell>
          <table:table-cell table:formula="of:=LOG([.D11])/LOG(2)" office:value-type="float" office:value="28.5754247590989">
            <text:p>28.5754247591</text:p>
          </table:table-cell>
          <table:table-cell table:formula="of:=4*10^8" office:value-type="float" office:value="400000000">
            <text:p>400000000</text:p>
          </table:table-cell>
          <table:table-cell table:formula="of:=+[.D11]*[.C11]" office:value-type="float" office:value="11430169903.6396">
            <text:p>11430169903.6396</text:p>
          </table:table-cell>
          <table:table-cell table:formula="of:=[.D11]^2" office:value-type="float" office:value="1.6E+017">
            <text:p>160000000000000000</text:p>
          </table:table-cell>
          <table:table-cell table:number-columns-repeated="1018"/>
        </table:table-row>
        <table:table-row table:style-name="ro1">
          <table:table-cell office:value-type="float" office:value="1472417">
            <text:p>1472417</text:p>
          </table:table-cell>
          <table:table-cell table:formula="of:=[.D12]^0" office:value-type="float" office:value="1">
            <text:p>1</text:p>
          </table:table-cell>
          <table:table-cell table:formula="of:=LOG([.D12])/LOG(2)" office:value-type="float" office:value="29.1603872598201">
            <text:p>29.1603872598</text:p>
          </table:table-cell>
          <table:table-cell table:formula="of:=6*10^8" office:value-type="float" office:value="600000000">
            <text:p>600000000</text:p>
          </table:table-cell>
          <table:table-cell table:formula="of:=+[.D12]*[.C12]" office:value-type="float" office:value="17496232355.892">
            <text:p>17496232355.892</text:p>
          </table:table-cell>
          <table:table-cell table:formula="of:=[.D12]^2" office:value-type="float" office:value="3.6E+017">
            <text:p>360000000000000000</text:p>
          </table:table-cell>
          <table:table-cell table:number-columns-repeated="1018"/>
        </table:table-row>
        <table:table-row table:style-name="ro1">
          <table:table-cell office:value-type="float" office:value="2026614">
            <text:p>2026614</text:p>
          </table:table-cell>
          <table:table-cell table:formula="of:=[.D13]^0" office:value-type="float" office:value="1">
            <text:p>1</text:p>
          </table:table-cell>
          <table:table-cell table:formula="of:=LOG([.D13])/LOG(2)" office:value-type="float" office:value="29.5754247590989">
            <text:p>29.5754247591</text:p>
          </table:table-cell>
          <table:table-cell table:formula="of:=8*10^8" office:value-type="float" office:value="800000000">
            <text:p>800000000</text:p>
          </table:table-cell>
          <table:table-cell table:formula="of:=+[.D13]*[.C13]" office:value-type="float" office:value="23660339807.2791">
            <text:p>23660339807.2791</text:p>
          </table:table-cell>
          <table:table-cell table:formula="of:=[.D13]^2" office:value-type="float" office:value="6.4E+017">
            <text:p>640000000000000000</text:p>
          </table:table-cell>
          <table:table-cell table:number-columns-repeated="1018"/>
        </table:table-row>
        <table:table-row table:style-name="ro1">
          <table:table-cell office:value-type="float" office:value="2605455">
            <text:p>2605455</text:p>
          </table:table-cell>
          <table:table-cell table:formula="of:=[.D14]^0" office:value-type="float" office:value="1">
            <text:p>1</text:p>
          </table:table-cell>
          <table:table-cell table:formula="of:=LOG([.D14])/LOG(2)" office:value-type="float" office:value="29.8973528539863">
            <text:p>29.897352854</text:p>
          </table:table-cell>
          <table:table-cell table:formula="of:=10*10^8" office:value-type="float" office:value="1000000000">
            <text:p>1000000000</text:p>
          </table:table-cell>
          <table:table-cell table:formula="of:=+[.D14]*[.C14]" office:value-type="float" office:value="29897352853.9863">
            <text:p>29897352853.9863</text:p>
          </table:table-cell>
          <table:table-cell table:formula="of:=[.D14]^2" office:value-type="float" office:value="1E+018">
            <text:p>1000000000000000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>
            <text:p>C2</text:p>
          </table:table-cell>
          <table:table-cell table:style-name="ce3"/>
          <table:table-cell table:style-name="ce3" office:value-type="string">
            <text:p>C4</text:p>
          </table:table-cell>
          <table:table-cell table:style-name="ce3" table:number-columns-repeated="3"/>
          <table:table-cell table:style-name="ce7" table:number-columns-repeated="1013"/>
          <table:table-cell table:number-columns-repeated="2"/>
        </table:table-row>
        <table:table-row table:style-name="ro1">
          <table:table-cell table:style-name="ce3" office:value-type="string">
            <text:p>f(n)</text:p>
          </table:table-cell>
          <table:table-cell table:style-name="ce3" table:number-columns-repeated="2"/>
          <table:table-cell table:style-name="ce4" office:value-type="float" office:value="0.00213696">
            <text:p>2.14E-003</text:p>
          </table:table-cell>
          <table:table-cell table:style-name="ce4"/>
          <table:table-cell table:style-name="ce5" office:value-type="float" office:value="0.000000000000480019">
            <text:p>4.80E-013</text:p>
          </table:table-cell>
          <table:table-cell table:style-name="ce3"/>
          <table:table-cell table:style-name="ce4"/>
          <table:table-cell table:style-name="ce3"/>
          <table:table-cell table:style-name="ce7" table:number-columns-repeated="1013"/>
          <table:table-cell table:number-columns-repeated="2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table:formula="of:=SUM([.B20:.F20])" office:value-type="float" office:value="218496.19">
            <text:p>218496.19</text:p>
          </table:table-cell>
          <table:table-cell table:number-columns-repeated="2"/>
          <table:table-cell table:formula="of:=+[.D$18]*[.D9]" office:value-type="float" office:value="213696">
            <text:p>213696</text:p>
          </table:table-cell>
          <table:table-cell/>
          <table:table-cell table:formula="of:=+[.F$18]*[.F9]" office:value-type="float" office:value="4800.19">
            <text:p>4800.19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formula="of:=SUM([.B21:.F21])" office:value-type="float" office:value="446592.76">
            <text:p>446592.76</text:p>
          </table:table-cell>
          <table:table-cell table:number-columns-repeated="2"/>
          <table:table-cell table:formula="of:=+[.D$18]*[.D10]" office:value-type="float" office:value="427392">
            <text:p>427392</text:p>
          </table:table-cell>
          <table:table-cell/>
          <table:table-cell table:formula="of:=+[.F$18]*[.F10]" office:value-type="float" office:value="19200.76">
            <text:p>19200.76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formula="of:=SUM([.B22:.F22])" office:value-type="float" office:value="931587.04">
            <text:p>931587.04</text:p>
          </table:table-cell>
          <table:table-cell table:number-columns-repeated="2"/>
          <table:table-cell table:formula="of:=+[.D$18]*[.D11]" office:value-type="float" office:value="854784">
            <text:p>854784</text:p>
          </table:table-cell>
          <table:table-cell/>
          <table:table-cell table:formula="of:=+[.F$18]*[.F11]" office:value-type="float" office:value="76803.04">
            <text:p>76803.04</text:p>
          </table:table-cell>
          <table:table-cell table:number-columns-repeated="1018"/>
        </table:table-row>
        <table:table-row table:style-name="ro1">
          <table:table-cell table:formula="of:=SUM([.B23:.F23])" office:value-type="float" office:value="1454982.84">
            <text:p>1454982.84</text:p>
          </table:table-cell>
          <table:table-cell table:number-columns-repeated="2"/>
          <table:table-cell table:formula="of:=+[.D$18]*[.D12]" office:value-type="float" office:value="1282176">
            <text:p>1282176</text:p>
          </table:table-cell>
          <table:table-cell/>
          <table:table-cell table:formula="of:=+[.F$18]*[.F12]" office:value-type="float" office:value="172806.84">
            <text:p>172806.84</text:p>
          </table:table-cell>
          <table:table-cell table:number-columns-repeated="1018"/>
        </table:table-row>
        <table:table-row table:style-name="ro1">
          <table:table-cell table:formula="of:=SUM([.B24:.F24])" office:value-type="float" office:value="2016780.16">
            <text:p>2016780.16</text:p>
          </table:table-cell>
          <table:table-cell table:number-columns-repeated="2"/>
          <table:table-cell table:formula="of:=+[.D$18]*[.D13]" office:value-type="float" office:value="1709568">
            <text:p>1709568</text:p>
          </table:table-cell>
          <table:table-cell/>
          <table:table-cell table:formula="of:=+[.F$18]*[.F13]" office:value-type="float" office:value="307212.16">
            <text:p>307212.16</text:p>
          </table:table-cell>
          <table:table-cell table:number-columns-repeated="1018"/>
        </table:table-row>
        <table:table-row table:style-name="ro1">
          <table:table-cell table:formula="of:=SUM([.B25:.F25])" office:value-type="float" office:value="2616979">
            <text:p>2616979</text:p>
          </table:table-cell>
          <table:table-cell table:number-columns-repeated="2"/>
          <table:table-cell table:formula="of:=+[.D$18]*[.D14]" office:value-type="float" office:value="2136960">
            <text:p>2136960</text:p>
          </table:table-cell>
          <table:table-cell/>
          <table:table-cell table:formula="of:=+[.F$18]*[.F14]" office:value-type="float" office:value="480019">
            <text:p>4800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9"/>
          <table:table-cell table:style-name="ce12" table:number-columns-repeated="1015"/>
        </table:table-row>
        <table:table-row table:style-name="ro1">
          <table:table-cell table:style-name="ce8">
            <draw:frame table:end-cell-address="OperationalAnalysisFunction.F48" table:end-x="0.9209in" table:end-y="0.0028in" draw:z-index="0" draw:style-name="gr1" draw:text-style-name="P1" svg:width="6.3067in" svg:height="3.5484in" svg:x="0in" svg:y="0.0106in">
              <draw:object draw:notify-on-update-of-ranges="OperationalAnalysisFunction.A30:OperationalAnalysisFunction.A35 OperationalAnalysisFunction.B29:OperationalAnalysisFunction.B29 OperationalAnalysisFunction.B30:OperationalAnalysisFunction.B35 OperationalAnalysisFunction.A30:OperationalAnalysisFunction.A35 OperationalAnalysisFunction.C29:OperationalAnalysisFunction.C29 OperationalAnalysisFunction.C30:OperationalAnalysisFunction.C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8" table:number-columns-repeated="8"/>
          <table:table-cell table:style-name="ce12" table:number-columns-repeated="1015"/>
        </table:table-row>
        <table:table-row table:style-name="ro1">
          <table:table-cell table:style-name="ce8" office:value-type="string">
            <text:p>N</text:p>
          </table:table-cell>
          <table:table-cell table:style-name="ce11" office:value-type="string">
            <text:p>Simulation</text:p>
          </table:table-cell>
          <table:table-cell table:style-name="ce11" office:value-type="string">
            <text:p>N^2+N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1000">
            <text:p>1000</text:p>
          </table:table-cell>
          <table:table-cell office:value-type="float" office:value="191621">
            <text:p>191621</text:p>
          </table:table-cell>
          <table:table-cell table:style-name="ce14" office:value-type="float" office:value="218496.19">
            <text:p>218496</text:p>
          </table:table-cell>
          <table:table-cell table:style-name="ce11" table:number-columns-repeated="4"/>
          <table:table-cell table:style-name="ce8" table:number-columns-repeated="2"/>
          <table:table-cell table:style-name="ce12" table:number-columns-repeated="1015"/>
        </table:table-row>
        <table:table-row table:style-name="ro1">
          <table:table-cell table:style-name="ce8" office:value-type="float" office:value="2000">
            <text:p>2000</text:p>
          </table:table-cell>
          <table:table-cell office:value-type="float" office:value="424765">
            <text:p>424765</text:p>
          </table:table-cell>
          <table:table-cell table:style-name="ce14" office:value-type="float" office:value="446592.76">
            <text:p>446593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4000">
            <text:p>4000</text:p>
          </table:table-cell>
          <table:table-cell office:value-type="float" office:value="932233">
            <text:p>932233</text:p>
          </table:table-cell>
          <table:table-cell table:style-name="ce14" office:value-type="float" office:value="931587.04">
            <text:p>931587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6000">
            <text:p>6000</text:p>
          </table:table-cell>
          <table:table-cell office:value-type="float" office:value="1472417">
            <text:p>1472417</text:p>
          </table:table-cell>
          <table:table-cell table:style-name="ce14" office:value-type="float" office:value="1454982.84">
            <text:p>1454983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8000">
            <text:p>8000</text:p>
          </table:table-cell>
          <table:table-cell office:value-type="float" office:value="2026614">
            <text:p>2026614</text:p>
          </table:table-cell>
          <table:table-cell table:style-name="ce14" office:value-type="float" office:value="2016780.16">
            <text:p>2016780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>
          <table:table-cell table:style-name="ce8" office:value-type="float" office:value="10000">
            <text:p>10000</text:p>
          </table:table-cell>
          <table:table-cell office:value-type="float" office:value="2605455">
            <text:p>2605455</text:p>
          </table:table-cell>
          <table:table-cell table:style-name="ce14" office:value-type="float" office:value="2616979">
            <text:p>2616979</text:p>
          </table:table-cell>
          <table:table-cell table:style-name="ce8" table:number-columns-repeated="6"/>
          <table:table-cell table:style-name="ce12" table:number-columns-repeated="1015"/>
        </table:table-row>
        <table:table-row table:style-name="ro1" table:number-rows-repeated="2">
          <table:table-cell table:style-name="ce8" table:number-columns-repeated="9"/>
          <table:table-cell table:style-name="ce12"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19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18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11-20T19:09:54.47</meta:creation-date>
    <dc:date>2019-11-23T18:56:59.68</dc:date>
    <meta:editing-duration>PT4H9M2S</meta:editing-duration>
    <meta:editing-cycles>7</meta:editing-cycles>
    <meta:generator>OpenOffice/4.1.7$Win32 OpenOffice.org_project/417m1$Build-9800</meta:generator>
    <meta:document-statistic meta:table-count="5" meta:cell-count="4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98cm" svg:height="9cm" xlink:href=".." xlink:type="simple" chart:class="chart:scatter" chart:style-name="ch1">
        <chart:title svg:x="5.298cm" svg:y="0.316cm" chart:style-name="ch2">
          <text:p>Heap Sort Time Analysis</text:p>
        </chart:title>
        <chart:subtitle svg:x="7.123cm" svg:y="1.275cm" chart:style-name="ch3">
          <text:p>N^2+N</text:p>
        </chart:subtitle>
        <chart:legend chart:legend-position="end" svg:x="12.54cm" svg:y="3.926cm" style:legend-expansion="high" chart:style-name="ch4"/>
        <chart:plot-area chart:style-name="ch5" table:cell-range-address="TimeAnalysisFunction3.A29:TimeAnalysisFunction3.C35" chart:data-source-has-labels="both" svg:x="1.347cm" svg:y="2.318cm" svg:width="10.575cm" svg:height="5.494cm">
          <chartooo:coordinate-region svg:x="2.339cm" svg:y="2.318cm" svg:width="8.655cm" svg:height="4.821cm"/>
          <chart:axis chart:dimension="x" chart:name="primary-x" chart:style-name="ch6" chartooo:axis-type="auto">
            <chart:title svg:x="6.458cm" svg:y="7.993cm" chart:style-name="ch7">
              <text:p>N</text:p>
            </chart:title>
            <chart:categories table:cell-range-address="TimeAnalysisFunction3.B29:TimeAnalysisFunction3.B29"/>
          </chart:axis>
          <chart:axis chart:dimension="y" chart:name="primary-y" chart:style-name="ch8">
            <chart:title svg:x="0.451cm" svg:y="5.916cm" chart:style-name="ch9">
              <text:p>Time (Sec)</text:p>
            </chart:title>
            <chart:grid chart:style-name="ch10" chart:class="major"/>
          </chart:axis>
          <chart:series chart:style-name="ch11" chart:values-cell-range-address="TimeAnalysisFunction3.B30:TimeAnalysisFunction3.B35" chart:label-cell-address="TimeAnalysisFunction3.B29:TimeAnalysisFunction3.B29" chart:class="chart:scatter">
            <chart:domain table:cell-range-address="TimeAnalysisFunction3.A30:TimeAnalysisFunction3.A35"/>
            <chart:data-point chart:repeated="6"/>
          </chart:series>
          <chart:series chart:style-name="ch12" chart:values-cell-range-address="TimeAnalysisFunction3.C30:TimeAnalysisFunction3.C35" chart:label-cell-address="TimeAnalysisFunction3.C29:TimeAnalysisFunction3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TimeAnalysisFunction3.B29:TimeAnalysisFunction3.B29</svg:desc>
                </draw:g>
              </table:table-cell>
              <table:table-cell office:value-type="string">
                <text:p>N^2+N</text:p>
                <draw:g>
                  <svg:desc>TimeAnalysisFunction3.C29:TimeAnalysisFunction3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ion</text:p>
                <draw:g>
                  <svg:desc>TimeAnalysisFunction3.B29:TimeAnalysisFunction3.B29</svg:desc>
                </draw:g>
              </table:table-cell>
              <table:table-cell office:value-type="float" office:value="100000000">
                <text:p>100000000</text:p>
                <draw:g>
                  <svg:desc>TimeAnalysisFunction3.A30:TimeAnalysisFunction3.A35</svg:desc>
                </draw:g>
              </table:table-cell>
              <table:table-cell office:value-type="float" office:value="77">
                <text:p>77</text:p>
                <draw:g>
                  <svg:desc>TimeAnalysisFunction3.B30:TimeAnalysisFunction3.B35</svg:desc>
                </draw:g>
              </table:table-cell>
              <table:table-cell office:value-type="float" office:value="94.2209">
                <text:p>94.2209</text:p>
                <draw:g>
                  <svg:desc>TimeAnalysisFunction3.C30:TimeAnalysisFunction3.C35</svg:desc>
                </draw:g>
              </table:table-cell>
            </table:table-row>
            <table:table-row>
              <table:table-cell office:value-type="string"/>
              <table:table-cell office:value-type="float" office:value="200000000">
                <text:p>200000000</text:p>
              </table:table-cell>
              <table:table-cell office:value-type="float" office:value="174">
                <text:p>174</text:p>
              </table:table-cell>
              <table:table-cell office:value-type="float" office:value="191.9838">
                <text:p>191.9838</text:p>
              </table:table-cell>
            </table:table-row>
            <table:table-row>
              <table:table-cell office:value-type="string"/>
              <table:table-cell office:value-type="float" office:value="400000000">
                <text:p>400000000</text:p>
              </table:table-cell>
              <table:table-cell office:value-type="float" office:value="403">
                <text:p>403</text:p>
              </table:table-cell>
              <table:table-cell office:value-type="float" office:value="398.1356">
                <text:p>398.1356</text:p>
              </table:table-cell>
            </table:table-row>
            <table:table-row>
              <table:table-cell office:value-type="string"/>
              <table:table-cell office:value-type="float" office:value="600000000">
                <text:p>600000000</text:p>
              </table:table-cell>
              <table:table-cell office:value-type="float" office:value="624">
                <text:p>624</text:p>
              </table:table-cell>
              <table:table-cell office:value-type="float" office:value="618.4554">
                <text:p>618.4554</text:p>
              </table:table-cell>
            </table:table-row>
            <table:table-row>
              <table:table-cell office:value-type="string"/>
              <table:table-cell office:value-type="float" office:value="800000000">
                <text:p>800000000</text:p>
              </table:table-cell>
              <table:table-cell office:value-type="float" office:value="865">
                <text:p>865</text:p>
              </table:table-cell>
              <table:table-cell office:value-type="float" office:value="852.9432">
                <text:p>852.9432</text:p>
              </table:table-cell>
            </table:table-row>
            <table:table-row>
              <table:table-cell office:value-type="string"/>
              <table:table-cell office:value-type="float" office:value="1000000000">
                <text:p>1000000000</text:p>
              </table:table-cell>
              <table:table-cell office:value-type="float" office:value="1092">
                <text:p>1092</text:p>
              </table:table-cell>
              <table:table-cell office:value-type="float" office:value="1101.599">
                <text:p>1101.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6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cm" svg:height="9.014cm" xlink:href=".." xlink:type="simple" chart:class="chart:scatter" chart:style-name="ch1">
        <chart:title svg:x="5.188cm" svg:y="0.316cm" chart:style-name="ch2">
          <text:p>Heapsort Operation Analysis</text:p>
        </chart:title>
        <chart:subtitle svg:x="7.384cm" svg:y="1.275cm" chart:style-name="ch3">
          <text:p>N^2+N</text:p>
        </chart:subtitle>
        <chart:legend chart:legend-position="end" svg:x="13.062cm" svg:y="3.933cm" style:legend-expansion="high" chart:style-name="ch4"/>
        <chart:plot-area chart:style-name="ch5" table:cell-range-address="OperationalAnalysisFunction.A30:OperationalAnalysisFunction.C35 OperationalAnalysisFunction.B29:OperationalAnalysisFunction.C29" chart:data-source-has-labels="row" svg:x="1.358cm" svg:y="2.318cm" svg:width="11.064cm" svg:height="5.508cm">
          <chartooo:coordinate-region svg:x="2.905cm" svg:y="2.53cm" svg:width="9.052cm" svg:height="5.084cm"/>
          <chart:axis chart:dimension="x" chart:name="primary-x" chart:style-name="ch6">
            <chart:title svg:x="6.714cm" svg:y="8.007cm" chart:style-name="ch7">
              <text:p>N</text:p>
            </chart:title>
          </chart:axis>
          <chart:axis chart:dimension="y" chart:name="primary-y" chart:style-name="ch8">
            <chart:title svg:x="0.451cm" svg:y="6.148cm" chart:style-name="ch9">
              <text:p>Number of Op</text:p>
            </chart:title>
            <chart:grid chart:style-name="ch10" chart:class="major"/>
          </chart:axis>
          <chart:series chart:style-name="ch11" chart:values-cell-range-address="OperationalAnalysisFunction.B30:OperationalAnalysisFunction.B35" chart:label-cell-address="OperationalAnalysisFunction.B29:OperationalAnalysisFunction.B29" chart:class="chart:scatter">
            <chart:domain table:cell-range-address="OperationalAnalysisFunction.A30:OperationalAnalysisFunction.A35"/>
            <chart:data-point chart:repeated="6"/>
          </chart:series>
          <chart:series chart:style-name="ch12" chart:values-cell-range-address="OperationalAnalysisFunction.C30:OperationalAnalysisFunction.C35" chart:label-cell-address="OperationalAnalysisFunction.C29:OperationalAnalysisFunction.C29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ulation</text:p>
                <draw:g>
                  <svg:desc>OperationalAnalysisFunction.B29:OperationalAnalysisFunction.B29</svg:desc>
                </draw:g>
              </table:table-cell>
              <table:table-cell office:value-type="string">
                <text:p>N^2+N</text:p>
                <draw:g>
                  <svg:desc>OperationalAnalysisFunction.C29:OperationalAnalysisFunction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perationalAnalysisFunction.A30:OperationalAnalysisFunction.A35</svg:desc>
                </draw:g>
              </table:table-cell>
              <table:table-cell office:value-type="float" office:value="191621">
                <text:p>191621</text:p>
                <draw:g>
                  <svg:desc>OperationalAnalysisFunction.B30:OperationalAnalysisFunction.B35</svg:desc>
                </draw:g>
              </table:table-cell>
              <table:table-cell office:value-type="float" office:value="218496.19">
                <text:p>218496.19</text:p>
                <draw:g>
                  <svg:desc>OperationalAnalysisFunction.C30:OperationalAnalysisFunction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24765">
                <text:p>424765</text:p>
              </table:table-cell>
              <table:table-cell office:value-type="float" office:value="446592.76">
                <text:p>44659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932233">
                <text:p>932233</text:p>
              </table:table-cell>
              <table:table-cell office:value-type="float" office:value="931587.04">
                <text:p>931587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1472417">
                <text:p>1472417</text:p>
              </table:table-cell>
              <table:table-cell office:value-type="float" office:value="1454982.84">
                <text:p>1454982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2026614">
                <text:p>2026614</text:p>
              </table:table-cell>
              <table:table-cell office:value-type="float" office:value="2016780.16">
                <text:p>201678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605455">
                <text:p>2605455</text:p>
              </table:table-cell>
              <table:table-cell office:value-type="float" office:value="2616979">
                <text:p>2616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